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AB 6<text:s/>–<text:s/>QUEUE AND FLOW MONITORING</text:p>
      <text:p text:style-name="Standard"/>
      <text:p text:style-name="Standard"/>
      <text:p text:style-name="P2">Overview</text:p>
      <text:p text:style-name="Standard"/>
      <text:p text:style-name="Standard">Objective is to implement<text:s/>Queue and Flow monitoring in NS2.</text:p>
      <text:p text:style-name="Standard"/>
      <text:p text:style-name="P3">Steps</text:p>
      <text:p text:style-name="Standard"/>
      <text:p text:style-name="Standard">1) Create a green node</text:p>
      <text:p text:style-name="Standard">2) Set packet size and simulation time</text:p>
      <text:p text:style-name="Standard">3) Define the finish procedure</text:p>
      <text:p text:style-name="Standard">4) Create the two nodes S and D</text:p>
      <text:p text:style-name="Standard">5) Create the duplex links and set queue limit</text:p>
      <text:p text:style-name="Standard">6) Set UDP and CBR connections and attach agents</text:p>
      <text:p text:style-name="Standard">7) Write a procedure to compute average queue length</text:p>
      <text:p text:style-name="Standard">8) Display CBR packet size and interval</text:p>
      <text:p text:style-name="Standard"/>
      <text:p text:style-name="P4">Key Commands</text:p>
      <text:p text:style-name="Standard"/>
      <text:p text:style-name="Standard">set - assigning values</text:p>
      <text:p text:style-name="Standard">proc - defining procedure</text:p>
      <text:p text:style-name="Standard">ns duplex-link - <text:s/>creates two simplex links of specified bandwidth and delay, and connects the<text:s/>two specified nodes</text:p>
      <text:p text:style-name="Standard">ns attach-agent - attaches an agent object created to a node object</text:p>
      <text:p text:style-name="Standard">tracevar - allows a C procedure to monitor and control access to a Tcl variable, so that the C procedure is invoked whenever the variable is read or written</text:p>
      <text:p text:style-name="Standard"/>
      <text:p text:style-name="Standard">puts - print OP</text:p>
      <text:p text:style-name="Standard"/>
      <text:p text:style-name="P5">References</text:p>
      <text:p text:style-name="P6"/>
      <text:p text:style-name="Standard">https://github.com/vsubhashini/queue-ns2/blob/master/1-MD1/md1.tc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KHIL</dc:creator>
    <meta:creation-date>2022-11-18T17:21:00Z</meta:creation-date>
    <dc:date>2022-11-24T19:12:00Z</dc:date>
    <meta:template xlink:href="Normal" xlink:type="simple"/>
    <meta:editing-cycles>8</meta:editing-cycles>
    <meta:editing-duration>PT1800S</meta:editing-duration>
    <meta:document-statistic meta:page-count="1" meta:paragraph-count="1" meta:word-count="138" meta:character-count="928" meta:row-count="6" meta:non-whitespace-character-count="791"/>
  </office:meta>
</office:document-meta>
</file>